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BCDE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GED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D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CD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GB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D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FGC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D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FEDC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C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BCDE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D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BCDEF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BCDFG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C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3DP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4E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4D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4C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4B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4A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4F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4G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3B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A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3F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G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F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2G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F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3G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DOT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2B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A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6T19:48:35.326000000</meta:creation-date>
    <dc:date>2021-08-16T23:39:38.544000000</dc:date>
    <meta:editing-duration>PT2H40M3S</meta:editing-duration>
    <meta:editing-cycles>1</meta:editing-cycles>
    <meta:document-statistic meta:table-count="1" meta:cell-count="116" meta:object-count="0"/>
    <meta:generator>LibreOffice/6.4.4.2$Windows_X86_64 LibreOffice_project/3d775be2011f3886db32dfd395a6a6d1ca2630ff</meta:generator>
  </office:meta>
</office:document-meta>
</file>